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0350000000766F0944D6764F095.png" manifest:media-type="image/png"/>
  <manifest:file-entry manifest:full-path="Pictures/100035FC00000578000000BC3C12894EDF2C8367.wmf" manifest:media-type="image/x-wm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1" svg:font-family="OpenSymbol" style:font-charset="x-symbol"/>
    <style:font-face style:name="Calibri1" svg:font-family="Calibri"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17.754cm" fo:margin-left="0cm" fo:margin-top="0cm" fo:margin-bottom="0cm" style:page-number="auto" table:align="left" style:writing-mode="lr-tb"/>
    </style:style>
    <style:style style:name="Table1.A" style:family="table-column">
      <style:table-column-properties style:column-width="17.754cm"/>
    </style:style>
    <style:style style:name="Table1.1" style:family="table-row">
      <style:table-row-properties style:min-row-height="2.302cm" fo:keep-together="auto"/>
    </style:style>
    <style:style style:name="Table1.A1" style:family="table-cell">
      <style:table-cell-properties style:vertical-align="bottom" fo:padding-left="0.123cm" fo:padding-right="0.123cm" fo:padding-top="0cm" fo:padding-bottom="0cm" fo:border="none"/>
    </style:style>
    <style:style style:name="Table1.2" style:family="table-row">
      <style:table-row-properties style:min-row-height="0.822cm" fo:keep-together="always"/>
    </style:style>
    <style:style style:name="Table1.A2" style:family="table-cell">
      <style:table-cell-properties style:vertical-align="middle" fo:padding-left="0.123cm" fo:padding-right="0.123cm" fo:padding-top="0cm" fo:padding-bottom="0cm" fo:border="none"/>
    </style:style>
    <style:style style:name="Table2" style:family="table">
      <style:table-properties style:width="17.748cm" fo:margin-left="-0.014cm" fo:margin-top="0cm" fo:margin-bottom="0cm" table:align="left" style:writing-mode="lr-tb"/>
    </style:style>
    <style:style style:name="Table2.A" style:family="table-column">
      <style:table-column-properties style:column-width="17.748cm"/>
    </style:style>
    <style:style style:name="Table2.1" style:family="table-row">
      <style:table-row-properties style:row-height="0.15cm" fo:keep-together="always"/>
    </style:style>
    <style:style style:name="Table2.A1" style:family="table-cell">
      <style:table-cell-properties fo:background-color="#b2b2b2" fo:padding-left="0.123cm" fo:padding-right="0.123cm" fo:padding-top="0cm" fo:padding-bottom="0cm" fo:border-left="0.75pt solid #000000" fo:border-right="0.75pt solid #000000" fo:border-top="0.75pt solid #000000" fo:border-bottom="none">
        <style:background-image/>
      </style:table-cell-properties>
    </style:style>
    <style:style style:name="Table2.2" style:family="table-row">
      <style:table-row-properties style:row-height="0.801cm" fo:keep-together="auto"/>
    </style:style>
    <style:style style:name="Table2.A2" style:family="table-cell">
      <style:table-cell-properties style:vertical-align="middle" fo:padding-left="0.123cm" fo:padding-right="0.123cm" fo:padding-top="0cm" fo:padding-bottom="0cm" fo:border-left="0.75pt solid #000000" fo:border-right="0.75pt solid #000000" fo:border-top="0.5pt solid #000000" fo:border-bottom="none"/>
    </style:style>
    <style:style style:name="Table2.A3" style:family="table-cell">
      <style:table-cell-properties style:vertical-align="middle" fo:padding-left="0.123cm" fo:padding-right="0.123cm" fo:padding-top="0cm" fo:padding-bottom="0cm" fo:border-left="0.75pt solid #000000" fo:border-right="0.75pt solid #000000" fo:border-top="none" fo:border-bottom="none"/>
    </style:style>
    <style:style style:name="Table3" style:family="table">
      <style:table-properties style:width="17.717cm" fo:margin-left="0.023cm" fo:margin-top="0cm" fo:margin-bottom="0cm" table:align="left" style:writing-mode="lr-tb"/>
    </style:style>
    <style:style style:name="Table3.A" style:family="table-column">
      <style:table-column-properties style:column-width="7.437cm"/>
    </style:style>
    <style:style style:name="Table3.B" style:family="table-column">
      <style:table-column-properties style:column-width="4.747cm"/>
    </style:style>
    <style:style style:name="Table3.C" style:family="table-column">
      <style:table-column-properties style:column-width="5.533cm"/>
    </style:style>
    <style:style style:name="Table3.1" style:family="table-row">
      <style:table-row-properties style:row-height="0.15cm" fo:keep-together="always"/>
    </style:style>
    <style:style style:name="Table3.A1" style:family="table-cell">
      <style:table-cell-properties fo:background-color="#b2b2b2" fo:padding-left="0.123cm" fo:padding-right="0.123cm" fo:padding-top="0cm" fo:padding-bottom="0cm" fo:border-left="0.75pt solid #000000" fo:border-right="0.75pt solid #000000" fo:border-top="0.75pt solid #000000" fo:border-bottom="none">
        <style:background-image/>
      </style:table-cell-properties>
    </style:style>
    <style:style style:name="Table3.2" style:family="table-row">
      <style:table-row-properties style:min-row-height="0.953cm" fo:keep-together="auto"/>
    </style:style>
    <style:style style:name="Table3.A2" style:family="table-cell">
      <style:table-cell-properties style:vertical-align="middle" fo:padding-left="0.123cm" fo:padding-right="0.123cm" fo:padding-top="0cm" fo:padding-bottom="0cm" fo:border-left="0.75pt solid #000000" fo:border-right="none" fo:border-top="none" fo:border-bottom="none"/>
    </style:style>
    <style:style style:name="Table3.B2" style:family="table-cell">
      <style:table-cell-properties style:vertical-align="middle" fo:padding-left="0.123cm" fo:padding-right="0.123cm" fo:padding-top="0cm" fo:padding-bottom="0cm" fo:border="none"/>
    </style:style>
    <style:style style:name="Table3.C2" style:family="table-cell">
      <style:table-cell-properties style:vertical-align="middle" fo:padding-left="0.123cm" fo:padding-right="0.123cm" fo:padding-top="0cm" fo:padding-bottom="0cm" fo:border-left="none" fo:border-right="0.75pt solid #000000" fo:border-top="none" fo:border-bottom="none"/>
    </style:style>
    <style:style style:name="Table3.3" style:family="table-row">
      <style:table-row-properties style:row-height="0.953cm" fo:keep-together="auto"/>
    </style:style>
    <style:style style:name="Table3.A3" style:family="table-cell">
      <style:table-cell-properties style:vertical-align="middle" fo:padding-left="0.123cm" fo:padding-right="0.123cm" fo:padding-top="0cm" fo:padding-bottom="0cm" fo:border-left="0.75pt solid #000000" fo:border-right="0.75pt solid #000000" fo:border-top="none" fo:border-bottom="none"/>
    </style:style>
    <style:style style:name="Table4" style:family="table">
      <style:table-properties style:width="17.748cm" fo:margin-left="-0.014cm" fo:margin-top="0cm" fo:margin-bottom="0cm" table:align="left" style:writing-mode="lr-tb"/>
    </style:style>
    <style:style style:name="Table4.A" style:family="table-column">
      <style:table-column-properties style:column-width="17.748cm"/>
    </style:style>
    <style:style style:name="Table4.1" style:family="table-row">
      <style:table-row-properties style:row-height="0.15cm" fo:keep-together="always"/>
    </style:style>
    <style:style style:name="Table4.A1" style:family="table-cell">
      <style:table-cell-properties fo:background-color="#b2b2b2" fo:padding-left="0.123cm" fo:padding-right="0.123cm" fo:padding-top="0cm" fo:padding-bottom="0cm" fo:border-left="0.75pt solid #000000" fo:border-right="0.75pt solid #000000" fo:border-top="0.75pt solid #000000" fo:border-bottom="none">
        <style:background-image/>
      </style:table-cell-properties>
    </style:style>
    <style:style style:name="Table4.2" style:family="table-row">
      <style:table-row-properties style:min-row-height="12.234cm" fo:keep-together="auto"/>
    </style:style>
    <style:style style:name="Table4.A2" style:family="table-cell">
      <style:table-cell-properties fo:padding-left="0.123cm" fo:padding-right="0.123cm" fo:padding-top="0cm" fo:padding-bottom="0cm" fo:border-left="0.75pt solid #000000" fo:border-right="0.75pt solid #000000" fo:border-top="none" fo:border-bottom="none"/>
    </style:style>
    <style:style style:name="Table5" style:family="table">
      <style:table-properties style:width="17.748cm" fo:margin-left="-0.014cm" fo:margin-top="0cm" fo:margin-bottom="0cm" table:align="left" style:writing-mode="lr-tb"/>
    </style:style>
    <style:style style:name="Table5.A" style:family="table-column">
      <style:table-column-properties style:column-width="17.748cm"/>
    </style:style>
    <style:style style:name="Table5.1" style:family="table-row">
      <style:table-row-properties style:row-height="0.15cm" fo:keep-together="always"/>
    </style:style>
    <style:style style:name="Table5.A1" style:family="table-cell">
      <style:table-cell-properties fo:background-color="#b2b2b2" fo:padding-left="0.123cm" fo:padding-right="0.123cm" fo:padding-top="0cm" fo:padding-bottom="0cm" fo:border-left="0.75pt solid #000000" fo:border-right="0.75pt solid #000000" fo:border-top="0.75pt solid #000000" fo:border-bottom="none">
        <style:background-image/>
      </style:table-cell-properties>
    </style:style>
    <style:style style:name="Table5.2" style:family="table-row">
      <style:table-row-properties style:row-height="17.281cm" fo:keep-together="auto"/>
    </style:style>
    <style:style style:name="Table5.A2" style:family="table-cell">
      <style:table-cell-properties fo:padding-left="0.123cm" fo:padding-right="0.123cm" fo:padding-top="0cm" fo:padding-bottom="0cm" fo:border-left="0.75pt solid #000000" fo:border-right="0.75pt solid #000000" fo:border-top="none" fo:border-bottom="none"/>
    </style:style>
    <style:style style:name="Table6" style:family="table">
      <style:table-properties style:width="17.769cm" fo:margin-left="-0.009cm" fo:margin-top="0cm" fo:margin-bottom="0cm" table:align="left" style:writing-mode="lr-tb"/>
    </style:style>
    <style:style style:name="Table6.A" style:family="table-column">
      <style:table-column-properties style:column-width="17.769cm"/>
    </style:style>
    <style:style style:name="Table6.1" style:family="table-row">
      <style:table-row-properties style:row-height="0.15cm" fo:keep-together="always"/>
    </style:style>
    <style:style style:name="Table6.A1" style:family="table-cell">
      <style:table-cell-properties fo:background-color="#b2b2b2" fo:padding-left="0.123cm" fo:padding-right="0.123cm" fo:padding-top="0cm" fo:padding-bottom="0cm" fo:border="0.5pt solid #000000">
        <style:background-image/>
      </style:table-cell-properties>
    </style:style>
    <style:style style:name="Table6.2" style:family="table-row">
      <style:table-row-properties style:row-height="0.7cm" fo:keep-together="always"/>
    </style:style>
    <style:style style:name="Table6.A2" style:family="table-cell">
      <style:table-cell-properties style:vertical-align="middle" fo:padding-left="0.123cm" fo:padding-right="0.123cm" fo:padding-top="0cm" fo:padding-bottom="0cm" fo:border-left="0.75pt solid #000000" fo:border-right="0.75pt solid #000000" fo:border-top="none" fo:border-bottom="0.75pt solid #000000"/>
    </style:style>
    <style:style style:name="Table6.3" style:family="table-row">
      <style:table-row-properties style:row-height="1.401cm" fo:keep-together="always"/>
    </style:style>
    <style:style style:name="Table6.A3" style:family="table-cell">
      <style:table-cell-properties style:vertical-align="middle" fo:background-color="transparent" fo:padding-left="0.123cm" fo:padding-right="0.123cm" fo:padding-top="0cm" fo:padding-bottom="0cm" fo:border="0.75pt solid #000000">
        <style:background-image/>
      </style:table-cell-properties>
    </style:style>
    <style:style style:name="Table6.A6" style:family="table-cell">
      <style:table-cell-properties style:vertical-align="middle" fo:background-color="#b2b2b2" fo:padding-left="0.123cm" fo:padding-right="0.123cm" fo:padding-top="0cm" fo:padding-bottom="0cm" fo:border="0.75pt solid #000000">
        <style:background-image/>
      </style:table-cell-properties>
    </style:style>
    <style:style style:name="P1" style:family="paragraph" style:parent-style-name="Standard">
      <style:paragraph-properties fo:margin-top="0cm" fo:margin-bottom="0cm" loext:contextual-spacing="false" fo:line-height="100%"/>
      <style:text-properties fo:color="#000000" fo:font-size="6pt" style:font-size-asian="6pt"/>
    </style:style>
    <style:style style:name="P2" style:family="paragraph" style:parent-style-name="Standard">
      <style:paragraph-properties fo:margin-top="0cm" fo:margin-bottom="0cm" loext:contextual-spacing="false" fo:line-height="100%"/>
    </style:style>
    <style:style style:name="P3" style:family="paragraph" style:parent-style-name="Heading_20_3">
      <style:paragraph-properties fo:margin-top="0cm" fo:margin-bottom="0cm" loext:contextual-spacing="false" fo:line-height="0.564cm"/>
      <style:text-properties fo:color="#000000" style:font-name="Arial" fo:font-style="italic" style:font-style-asian="italic" style:font-name-complex="Arial1"/>
    </style:style>
    <style:style style:name="P4" style:family="paragraph" style:parent-style-name="Heading_20_6">
      <style:paragraph-properties fo:line-height="0.459cm"/>
    </style:style>
    <style:style style:name="P5" style:family="paragraph" style:parent-style-name="List_20_Paragraph">
      <style:paragraph-properties fo:margin-left="0.06cm" fo:margin-right="0cm" fo:margin-top="0cm" fo:margin-bottom="0cm" loext:contextual-spacing="true" fo:line-height="100%" fo:text-indent="0cm" style:auto-text-indent="false"/>
    </style:style>
    <style:style style:name="P6" style:family="paragraph" style:parent-style-name="List_20_Paragraph">
      <style:paragraph-properties fo:margin-left="0.25cm" fo:margin-right="0cm" fo:margin-top="0cm" fo:margin-bottom="0.353cm" loext:contextual-spacing="true" fo:text-indent="0cm" style:auto-text-indent="false"/>
    </style:style>
    <style:style style:name="P7" style:family="paragraph" style:parent-style-name="Standard">
      <style:paragraph-properties fo:margin-left="0.25cm" fo:margin-right="0cm" fo:margin-top="0.212cm" fo:margin-bottom="0.106cm" loext:contextual-spacing="false" fo:line-height="100%" fo:text-indent="0cm" style:auto-text-indent="false"/>
      <style:text-properties fo:color="#000000" fo:font-weight="bold" style:font-weight-asian="bold"/>
    </style:style>
    <style:style style:name="P8" style:family="paragraph" style:parent-style-name="List_20_Paragraph">
      <style:paragraph-properties fo:margin-left="0.25cm" fo:margin-right="0cm" fo:margin-top="0.423cm" fo:margin-bottom="0.106cm" loext:contextual-spacing="true" fo:line-height="100%" fo:text-indent="0cm" style:auto-text-indent="false"/>
      <style:text-properties fo:color="#000000" fo:font-weight="bold" style:font-weight-asian="bold"/>
    </style:style>
    <style:style style:name="P9" style:family="paragraph" style:parent-style-name="Standard">
      <style:paragraph-properties fo:margin-left="0.25cm" fo:margin-right="0cm" fo:margin-top="0.423cm" fo:margin-bottom="0.106cm" loext:contextual-spacing="false" fo:line-height="100%" fo:text-indent="0cm" style:auto-text-indent="false"/>
      <style:text-properties fo:color="#000000" fo:font-weight="bold" style:font-weight-asian="bold"/>
    </style:style>
    <style:style style:name="P10" style:family="paragraph" style:parent-style-name="Standard">
      <style:paragraph-properties fo:margin-left="0.25cm" fo:margin-right="0cm" fo:margin-top="0cm" fo:margin-bottom="0cm" loext:contextual-spacing="false" fo:line-height="100%" fo:text-indent="0cm" style:auto-text-indent="false"/>
      <style:text-properties fo:color="#000000" fo:font-weight="bold" style:font-weight-asian="bold"/>
    </style:style>
    <style:style style:name="P11" style:family="paragraph" style:parent-style-name="Standard">
      <style:paragraph-properties fo:margin-left="0.25cm" fo:margin-right="0cm" fo:margin-top="0.106cm" fo:margin-bottom="0.106cm" loext:contextual-spacing="false" fo:line-height="100%" fo:text-indent="0cm" style:auto-text-indent="false"/>
      <style:text-properties fo:color="#000000" fo:font-weight="bold" style:font-weight-asian="bold"/>
    </style:style>
    <style:style style:name="P12" style:family="paragraph" style:parent-style-name="List_20_Paragraph">
      <style:paragraph-properties fo:margin-left="0.25cm" fo:margin-right="0.499cm" fo:margin-top="0.212cm" fo:margin-bottom="0.106cm" loext:contextual-spacing="true" fo:line-height="100%" fo:text-indent="0cm" style:auto-text-indent="false"/>
    </style:style>
    <style:style style:name="P13" style:family="paragraph" style:parent-style-name="Standard">
      <style:paragraph-properties fo:margin-left="0.25cm" fo:margin-right="0.499cm" fo:margin-top="0.212cm" fo:margin-bottom="0.106cm" loext:contextual-spacing="false" fo:line-height="100%" fo:text-indent="0cm" style:auto-text-indent="false"/>
      <style:text-properties fo:color="#000000" fo:font-weight="bold" style:font-weight-asian="bold"/>
    </style:style>
    <style:style style:name="P14" style:family="paragraph" style:parent-style-name="Standard">
      <style:paragraph-properties fo:margin-top="0cm" fo:margin-bottom="0.353cm" loext:contextual-spacing="false"/>
    </style:style>
    <style:style style:name="P15" style:family="paragraph" style:parent-style-name="Standard">
      <style:paragraph-properties fo:margin-top="0cm" fo:margin-bottom="0.353cm" loext:contextual-spacing="false" fo:line-height="0.388cm" fo:text-align="center" style:justify-single-word="false"/>
      <style:text-properties fo:color="#000000" style:font-name="Arial" style:font-name-complex="Arial1"/>
    </style:style>
    <style:style style:name="P16" style:family="paragraph" style:parent-style-name="Standard">
      <style:paragraph-properties fo:margin-left="0cm" fo:margin-right="0cm" fo:margin-top="0cm" fo:margin-bottom="0.353cm" loext:contextual-spacing="false" fo:line-height="0.388cm" fo:text-align="center" style:justify-single-word="false" fo:text-indent="-0.624cm" style:auto-text-indent="false"/>
      <style:text-properties fo:color="#000000" style:font-name="Arial" style:font-name-complex="Arial1"/>
    </style:style>
    <style:style style:name="P17" style:family="paragraph" style:parent-style-name="Standard">
      <style:paragraph-properties fo:margin-top="0.212cm" fo:margin-bottom="0cm" loext:contextual-spacing="false" fo:line-height="100%"/>
    </style:style>
    <style:style style:name="P18" style:family="paragraph" style:parent-style-name="Standard">
      <style:paragraph-properties fo:margin-top="0.106cm" fo:margin-bottom="0.106cm" loext:contextual-spacing="false" fo:line-height="100%"/>
      <style:text-properties fo:color="#000000" fo:font-size="4pt" style:font-size-asian="4pt"/>
    </style:style>
    <style:style style:name="P19" style:family="paragraph" style:parent-style-name="Standard">
      <style:paragraph-properties fo:margin-top="0.106cm" fo:margin-bottom="0.106cm" loext:contextual-spacing="false" fo:line-height="100%"/>
      <style:text-properties fo:color="#000000" fo:font-weight="bold" style:font-weight-asian="bold"/>
    </style:style>
    <style:style style:name="P20" style:family="paragraph" style:parent-style-name="List_20_Paragraph">
      <style:paragraph-properties fo:margin-left="0cm" fo:margin-right="0cm" fo:text-indent="0cm" style:auto-text-indent="false"/>
      <style:text-properties fo:color="#000000" fo:font-size="10pt" fo:font-weight="bold" style:font-size-asian="10pt" style:font-weight-asian="bold"/>
    </style:style>
    <style:style style:name="P21" style:family="paragraph" style:parent-style-name="List_20_Paragraph" style:list-style-name="L1">
      <style:paragraph-properties fo:margin-top="0cm" fo:margin-bottom="0cm" loext:contextual-spacing="true" fo:line-height="100%"/>
      <style:text-properties fo:font-weight="normal" officeooo:rsid="0023c4b2" officeooo:paragraph-rsid="0023c4b2" style:font-weight-asian="normal" style:font-weight-complex="normal"/>
    </style:style>
    <style:style style:name="P22" style:family="paragraph" style:parent-style-name="List_20_Paragraph" style:list-style-name="L1">
      <style:paragraph-properties fo:margin-top="0cm" fo:margin-bottom="0cm" loext:contextual-spacing="true" fo:line-height="100%"/>
      <style:text-properties fo:font-weight="normal" officeooo:rsid="0023c4b2" officeooo:paragraph-rsid="00250a7c" style:font-weight-asian="normal" style:font-weight-complex="normal"/>
    </style:style>
    <style:style style:name="P23" style:family="paragraph" style:parent-style-name="List_20_Paragraph" style:list-style-name="L1">
      <style:paragraph-properties fo:margin-top="0cm" fo:margin-bottom="0cm" loext:contextual-spacing="true" fo:line-height="100%"/>
      <style:text-properties fo:font-weight="normal" officeooo:paragraph-rsid="0023c4b2"/>
    </style:style>
    <style:style style:name="P24" style:family="paragraph" style:parent-style-name="List_20_Paragraph" style:list-style-name="L1">
      <style:paragraph-properties fo:margin-top="0cm" fo:margin-bottom="0cm" loext:contextual-spacing="true" fo:line-height="100%"/>
      <style:text-properties fo:font-variant="normal" fo:text-transform="none" style:font-name="Calibri1" fo:font-size="11pt" fo:letter-spacing="normal" fo:font-style="normal" fo:font-weight="normal" officeooo:rsid="0023c4b2" officeooo:paragraph-rsid="0023c4b2" style:font-size-asian="11pt" style:font-size-complex="11pt"/>
    </style:style>
    <style:style style:name="P25" style:family="paragraph" style:parent-style-name="List_20_Paragraph" style:list-style-name="L1">
      <style:paragraph-properties fo:margin-top="0cm" fo:margin-bottom="0cm" loext:contextual-spacing="true" fo:line-height="100%"/>
      <style:text-properties officeooo:paragraph-rsid="0021cea4"/>
    </style:style>
    <style:style style:name="P26"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fo:color="#000000" fo:font-weight="normal" officeooo:rsid="001c3ef0" officeooo:paragraph-rsid="001e97fc" style:font-weight-asian="normal" style:font-weight-complex="normal"/>
    </style:style>
    <style:style style:name="P27"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fo:color="#000000" fo:font-weight="normal" officeooo:rsid="001c3ef0" officeooo:paragraph-rsid="001c3ef0" style:font-weight-asian="normal" style:font-weight-complex="normal"/>
    </style:style>
    <style:style style:name="P28"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fo:color="#000000" fo:font-weight="normal" officeooo:rsid="001c3ef0" officeooo:paragraph-rsid="00250a7c" style:font-weight-asian="normal" style:font-weight-complex="normal"/>
    </style:style>
    <style:style style:name="P29" style:family="paragraph" style:parent-style-name="List_20_Paragraph">
      <style:paragraph-properties fo:margin-left="0cm" fo:margin-right="0cm" fo:margin-top="0cm" fo:margin-bottom="0cm" loext:contextual-spacing="true" fo:line-height="100%" fo:text-indent="0cm" style:auto-text-indent="false"/>
      <style:text-properties fo:color="#000000" fo:font-weight="bold" officeooo:rsid="001c3ef0" officeooo:paragraph-rsid="001c3ef0" style:font-weight-asian="bold" style:font-weight-complex="bold"/>
    </style:style>
    <style:style style:name="P30" style:family="paragraph" style:parent-style-name="List_20_Paragraph">
      <style:paragraph-properties fo:margin-left="0cm" fo:margin-right="0cm" fo:margin-top="0cm" fo:margin-bottom="0cm" loext:contextual-spacing="true" fo:line-height="100%" fo:text-indent="0cm" style:auto-text-indent="false"/>
      <style:text-properties fo:font-weight="normal" officeooo:rsid="00207315" officeooo:paragraph-rsid="00207315" style:font-weight-asian="normal" style:font-weight-complex="normal"/>
    </style:style>
    <style:style style:name="P31"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fo:font-weight="normal" officeooo:paragraph-rsid="001e97fc" style:font-weight-asian="normal" style:font-weight-complex="normal"/>
    </style:style>
    <style:style style:name="P32"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fo:font-weight="normal" officeooo:paragraph-rsid="00250a7c" style:font-weight-asian="normal" style:font-weight-complex="normal"/>
    </style:style>
    <style:style style:name="P33" style:family="paragraph" style:parent-style-name="List_20_Paragraph">
      <style:paragraph-properties fo:margin-left="0.06cm" fo:margin-right="0cm" fo:margin-top="0cm" fo:margin-bottom="0cm" loext:contextual-spacing="true" fo:line-height="100%" fo:text-indent="0cm" style:auto-text-indent="false"/>
      <style:text-properties fo:font-weight="bold" officeooo:paragraph-rsid="001b0ab6" style:font-weight-asian="bold" style:font-weight-complex="bold"/>
    </style:style>
    <style:style style:name="P34" style:family="paragraph" style:parent-style-name="List_20_Paragraph">
      <style:paragraph-properties fo:margin-left="0.06cm" fo:margin-right="0cm" fo:margin-top="0cm" fo:margin-bottom="0cm" loext:contextual-spacing="true" fo:line-height="100%" fo:text-indent="0cm" style:auto-text-indent="false"/>
      <style:text-properties fo:color="#000000" fo:font-weight="bold" style:font-weight-asian="bold" style:font-weight-complex="bold"/>
    </style:style>
    <style:style style:name="P35" style:family="paragraph" style:parent-style-name="List_20_Paragraph">
      <style:paragraph-properties fo:margin-left="0.06cm" fo:margin-right="0cm" fo:margin-top="0cm" fo:margin-bottom="0cm" loext:contextual-spacing="true" fo:line-height="100%" fo:text-indent="0cm" style:auto-text-indent="false"/>
      <style:text-properties fo:color="#000000" fo:font-weight="bold" officeooo:paragraph-rsid="001b0ab6" style:font-weight-asian="bold" style:font-weight-complex="bold"/>
    </style:style>
    <style:style style:name="P36" style:family="paragraph" style:parent-style-name="List_20_Paragraph">
      <style:paragraph-properties fo:margin-left="0.06cm" fo:margin-right="0cm" fo:margin-top="0cm" fo:margin-bottom="0cm" loext:contextual-spacing="true" fo:line-height="100%" fo:text-indent="0cm" style:auto-text-indent="false"/>
      <style:text-properties fo:color="#000000" fo:font-weight="bold" officeooo:rsid="001b0ab6" officeooo:paragraph-rsid="001b0ab6" style:font-weight-asian="bold" style:font-weight-complex="bold"/>
    </style:style>
    <style:style style:name="P37" style:family="paragraph" style:parent-style-name="List_20_Paragraph">
      <style:paragraph-properties fo:margin-left="0.06cm" fo:margin-right="0cm" fo:margin-top="0cm" fo:margin-bottom="0cm" loext:contextual-spacing="true" fo:line-height="100%" fo:text-indent="0cm" style:auto-text-indent="false"/>
      <style:text-properties fo:color="#000000" fo:font-weight="normal" officeooo:rsid="0025b614" officeooo:paragraph-rsid="0025b614" style:font-weight-asian="normal" style:font-weight-complex="normal"/>
    </style:style>
    <style:style style:name="P38" style:family="paragraph" style:parent-style-name="List_20_Paragraph">
      <style:paragraph-properties fo:margin-left="0.06cm" fo:margin-right="0cm" fo:margin-top="0cm" fo:margin-bottom="0cm" loext:contextual-spacing="true" fo:line-height="100%" fo:text-indent="0cm" style:auto-text-indent="false"/>
      <style:text-properties officeooo:paragraph-rsid="001b0ab6"/>
    </style:style>
    <style:style style:name="P39" style:family="paragraph" style:parent-style-name="List_20_Paragraph">
      <style:paragraph-properties fo:margin-left="1.27cm" fo:margin-right="0cm" fo:margin-top="0cm" fo:margin-bottom="0cm" loext:contextual-spacing="true" fo:line-height="100%" fo:text-indent="0cm" style:auto-text-indent="false"/>
      <style:text-properties officeooo:paragraph-rsid="00250a7c"/>
    </style:style>
    <style:style style:name="P40" style:family="paragraph" style:parent-style-name="List_20_Paragraph">
      <style:paragraph-properties fo:margin-left="0cm" fo:margin-right="0cm" fo:margin-top="0cm" fo:margin-bottom="0cm" loext:contextual-spacing="true" fo:line-height="100%" fo:text-indent="0cm" style:auto-text-indent="false"/>
      <style:text-properties fo:font-variant="normal" fo:text-transform="none" style:font-name="Calibri1" fo:font-size="11pt" fo:letter-spacing="normal" fo:font-style="normal" fo:font-weight="normal" officeooo:rsid="00250a7c" officeooo:paragraph-rsid="00250a7c" style:font-size-asian="11pt" style:font-size-complex="11pt"/>
    </style:style>
    <style:style style:name="P41" style:family="paragraph" style:parent-style-name="List_20_Paragraph">
      <style:paragraph-properties fo:margin-left="0cm" fo:margin-right="0cm" fo:margin-top="0cm" fo:margin-bottom="0cm" loext:contextual-spacing="true" fo:line-height="100%" fo:text-indent="0cm" style:auto-text-indent="false"/>
      <style:text-properties fo:font-variant="normal" fo:text-transform="none" style:font-name="Calibri1" fo:font-size="11pt" fo:letter-spacing="normal" fo:font-style="normal" fo:font-weight="normal" officeooo:rsid="00250a7c" officeooo:paragraph-rsid="00250a7c" style:font-size-asian="11pt" style:font-weight-asian="normal" style:font-size-complex="11pt" style:font-weight-complex="normal"/>
    </style:style>
    <style:style style:name="P42" style:family="paragraph" style:parent-style-name="Standard">
      <style:paragraph-properties fo:margin-left="0cm" fo:margin-right="0.127cm" fo:margin-top="0cm" fo:margin-bottom="0cm" loext:contextual-spacing="true" fo:line-height="115%" fo:text-align="justify" style:justify-single-word="false" fo:text-indent="0cm" style:auto-text-indent="false"/>
      <style:text-properties officeooo:paragraph-rsid="001c3ef0"/>
    </style:style>
    <style:style style:name="T1" style:family="text">
      <style:text-properties fo:color="#000000"/>
    </style:style>
    <style:style style:name="T2" style:family="text">
      <style:text-properties fo:color="#000000" fo:font-weight="bold" style:font-weight-asian="bold"/>
    </style:style>
    <style:style style:name="T3" style:family="text">
      <style:text-properties fo:color="#000000" fo:font-weight="bold" officeooo:rsid="001c3ef0" style:font-weight-asian="bold" style:font-weight-complex="bold"/>
    </style:style>
    <style:style style:name="T4" style:family="text">
      <style:text-properties fo:color="#000000" fo:font-weight="bold" officeooo:rsid="001cc06a" style:font-weight-asian="bold" style:font-weight-complex="bold"/>
    </style:style>
    <style:style style:name="T5" style:family="text">
      <style:text-properties fo:color="#000000" style:text-underline-style="solid" style:text-underline-width="auto" style:text-underline-color="font-color" fo:font-weight="bold" style:font-weight-asian="bold"/>
    </style:style>
    <style:style style:name="T6" style:family="text">
      <style:text-properties fo:color="#000000" fo:font-size="11pt" fo:font-weight="normal" style:font-size-asian="11pt" style:font-weight-asian="normal" style:font-size-complex="11pt"/>
    </style:style>
    <style:style style:name="T7" style:family="text">
      <style:text-properties fo:color="#000000" fo:font-size="11pt" fo:font-weight="normal" officeooo:rsid="001c3ef0" style:font-size-asian="11pt" style:font-weight-asian="normal" style:font-size-complex="11pt" style:font-weight-complex="normal"/>
    </style:style>
    <style:style style:name="T8" style:family="text">
      <style:text-properties fo:color="#000000" fo:font-size="11pt" fo:font-weight="normal" officeooo:rsid="001c3ef0" style:font-name-asian="Calibri2" style:font-size-asian="11pt" style:font-weight-asian="normal" style:font-size-complex="11pt" style:font-weight-complex="normal"/>
    </style:style>
    <style:style style:name="T9" style:family="text">
      <style:text-properties fo:color="#000000" fo:font-size="11pt" fo:font-weight="normal" officeooo:rsid="001c3ef0" style:font-name-asian="Calibri2" style:font-size-asian="11pt" style:font-weight-asian="normal" style:font-size-complex="11pt" style:font-weight-complex="normal" style:text-scale="99%"/>
    </style:style>
    <style:style style:name="T10" style:family="text">
      <style:text-properties fo:color="#000000" fo:font-size="11pt" style:font-size-asian="11pt" style:font-size-complex="11pt"/>
    </style:style>
    <style:style style:name="T11" style:family="text">
      <style:text-properties fo:color="#000000" fo:font-size="11pt" officeooo:rsid="001c3ef0" style:font-size-asian="11pt" style:font-size-complex="11pt"/>
    </style:style>
    <style:style style:name="T12" style:family="text">
      <style:text-properties fo:color="#000000" fo:font-size="11pt" officeooo:rsid="001c3ef0" style:font-name-asian="Calibri2" style:font-size-asian="11pt" style:font-size-complex="11pt"/>
    </style:style>
    <style:style style:name="T13" style:family="text">
      <style:text-properties fo:color="#000000" fo:font-size="11pt" officeooo:rsid="001c3ef0" style:font-name-asian="Calibri2" style:font-size-asian="11pt" style:font-size-complex="11pt" style:text-scale="99%"/>
    </style:style>
    <style:style style:name="T14" style:family="text">
      <style:text-properties fo:color="#000000" officeooo:rsid="001c3ef0"/>
    </style:style>
    <style:style style:name="T15" style:family="text">
      <style:text-properties fo:color="#000000" officeooo:rsid="001cc06a"/>
    </style:style>
    <style:style style:name="T16" style:family="text">
      <style:text-properties fo:color="#000000" officeooo:rsid="001c3ef0" style:font-weight-asian="normal" style:font-weight-complex="normal"/>
    </style:style>
    <style:style style:name="T17" style:family="text">
      <style:text-properties fo:color="#000000" officeooo:rsid="001c3ef0" style:font-name-asian="Calibri2"/>
    </style:style>
    <style:style style:name="T18" style:family="text">
      <style:text-properties fo:color="#000000" officeooo:rsid="001c3ef0" style:font-name-asian="Calibri2" style:text-scale="99%"/>
    </style:style>
    <style:style style:name="T19" style:family="text">
      <style:text-properties officeooo:rsid="001b0ab6"/>
    </style:style>
    <style:style style:name="T20" style:family="text">
      <style:text-properties fo:font-weight="bold" style:font-weight-asian="bold" style:font-weight-complex="bold"/>
    </style:style>
    <style:style style:name="T21" style:family="text">
      <style:text-properties fo:font-weight="bold" officeooo:rsid="001b0ab6" style:font-weight-asian="bold" style:font-weight-complex="bold"/>
    </style:style>
    <style:style style:name="T22" style:family="text">
      <style:text-properties fo:font-weight="bold" officeooo:rsid="001c3ef0" style:font-weight-asian="bold" style:font-weight-complex="bold"/>
    </style:style>
    <style:style style:name="T23" style:family="text">
      <style:text-properties officeooo:rsid="001c3ef0"/>
    </style:style>
    <style:style style:name="T24" style:family="text">
      <style:text-properties officeooo:rsid="0021cea4"/>
    </style:style>
    <style:style style:name="T25" style:family="text">
      <style:text-properties fo:font-variant="normal" fo:text-transform="none" style:font-name="Calibri1" fo:font-size="11pt" fo:letter-spacing="normal" fo:font-style="normal" style:font-size-asian="11pt" style:font-size-complex="11pt"/>
    </style:style>
    <style:style style:name="T26" style:family="text">
      <style:text-properties fo:font-variant="normal" fo:text-transform="none" style:font-name="Calibri1" fo:font-size="11pt" fo:letter-spacing="normal" fo:font-style="normal" officeooo:rsid="0023c4b2" style:font-size-asian="11pt" style:font-size-complex="11pt"/>
    </style:style>
    <style:style style:name="T27" style:family="text">
      <style:text-properties style:font-weight-asian="normal" style:font-weight-complex="normal"/>
    </style:style>
    <style:style style:name="T28" style:family="text">
      <style:text-properties officeooo:rsid="0023c4b2" style:font-weight-asian="normal" style:font-weight-complex="normal"/>
    </style:style>
    <style:style style:name="T29" style:family="text">
      <style:text-properties officeooo:rsid="001c3ef0" style:font-weight-asian="normal" style:font-weight-complex="normal"/>
    </style:style>
    <style:style style:name="T30" style:family="text">
      <style:text-properties style:font-name="Calibri1" fo:font-size="11pt" officeooo:rsid="0023c4b2" style:font-size-asian="11pt" style:font-weight-asian="normal" style:font-size-complex="11pt" style:font-weight-complex="normal"/>
    </style:style>
    <style:style style:name="T31" style:family="text">
      <style:text-properties officeooo:rsid="00250a7c"/>
    </style:style>
    <style:style style:name="T32" style:family="text">
      <style:text-properties fo:font-weight="normal" style:font-weight-asian="normal" style:font-weight-complex="normal"/>
    </style:style>
    <style:style style:name="T33" style:family="text">
      <style:text-properties fo:font-weight="normal" officeooo:rsid="0021cea4" style:font-weight-asian="normal" style:font-weight-complex="normal"/>
    </style:style>
    <style:style style:name="T34" style:family="text">
      <style:text-properties fo:font-weight="normal" officeooo:rsid="00250a7c" style:font-weight-asian="normal" style:font-weight-complex="normal"/>
    </style:style>
    <style:style style:name="T35" style:family="text">
      <style:text-properties style:use-window-font-color="true" style:font-name="Calibri" fo:font-size="11pt" fo:language="pt" fo:country="BR" fo:font-weight="normal" officeooo:rsid="00250a7c" style:letter-kerning="false" style:font-name-asian="Calibri2" style:font-size-asian="11pt" style:language-asian="en" style:country-asian="US" style:font-weight-asian="normal" style:font-name-complex="Times New Roman1" style:font-size-complex="11pt" style:language-complex="ar" style:country-complex="SA" style:font-weight-complex="normal"/>
    </style:style>
    <style:style style:name="T36" style:family="text">
      <style:text-properties officeooo:rsid="0025b614"/>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rotected="true">
        <table:table table:name="Table1" table:style-name="Table1">
          <table:table-column table:style-name="Table1.A"/>
          <table:table-row table:style-name="Table1.1">
            <table:table-cell table:style-name="Table1.A1" office:value-type="string">
              <text:p text:style-name="P14"><draw:frame draw:style-name="fr1" draw:name="Imagem 1" text:anchor-type="as-char" svg:width="11.742cm" svg:height="1.87cm" draw:z-index="0"><draw:image xlink:href="Pictures/100035FC00000578000000BC3C12894EDF2C8367.wmf" xlink:type="simple" xlink:show="embed" xlink:actuate="onLoad" loext:mime-type="image/x-wmf"/><draw:image xlink:href="Pictures/10000201000000350000000766F0944D6764F095.png" xlink:type="simple" xlink:show="embed" xlink:actuate="onLoad" loext:mime-type="image/png"/></draw:frame></text:p>
            </table:table-cell>
          </table:table-row>
          <table:table-row table:style-name="Table1.2">
            <table:table-cell table:style-name="Table1.A2" office:value-type="string">
              <text:h text:style-name="P3" text:outline-level="3">FORMULÁRIO DE SOLICITAÇÃO DE RECONSIDERAÇÃO DE BOLSAS E AUXÍLIOS <text:line-break/>(Para uso em processos tramitando em papel)</text:h>
            </table:table-cell>
          </table:table-row>
        </table:table>
        <text:p text:style-name="P1"/>
        <table:table table:name="Table2" table:style-name="Table2">
          <table:table-column table:style-name="Table2.A"/>
          <table:table-row table:style-name="Table2.1">
            <table:table-cell table:style-name="Table2.A1" office:value-type="string">
              <text:p text:style-name="P16"/>
            </table:table-cell>
          </table:table-row>
          <table:table-row table:style-name="Table2.2">
            <table:table-cell table:style-name="Table2.A2" office:value-type="string">
              <text:p text:style-name="P17"><text:span text:style-name="T1">PROCESSO: </text:span><field:fieldmark-start text:name="Texto1" field:type="vnd.oasis.opendocument.field.FORMTEXT"/><text:span text:style-name="T1">2019/27799-5</text:span><text:bookmark-start text:name="_GoBack"/><text:span text:style-name="T1">     </text:span><field:fieldmark-end/><text:bookmark-end text:name="_GoBack"/></text:p>
            </table:table-cell>
          </table:table-row>
          <table:table-row table:style-name="Table2.2">
            <table:table-cell table:style-name="Table2.A3" office:value-type="string">
              <text:p text:style-name="P2"><text:span text:style-name="T1">BENEFICIÁRIO: </text:span><field:fieldmark-start text:name="Texto11" field:type="vnd.oasis.opendocument.field.FORMTEXT"/><text:span text:style-name="T1">Ueslei Adriano Sutil    </text:span><field:fieldmark-end/></text:p>
            </table:table-cell>
          </table:table-row>
          <table:table-row table:style-name="Table2.2">
            <table:table-cell table:style-name="Table2.A3" office:value-type="string">
              <text:p text:style-name="P2"><text:span text:style-name="T1">ORIENTADOR/SUPERVISOR (quando for o caso): </text:span><field:fieldmark-start text:name="Texto12" field:type="vnd.oasis.opendocument.field.FORMTEXT"/><text:span text:style-name="T1">Luciano Ponzi Pezzi    </text:span><field:fieldmark-end/></text:p>
            </table:table-cell>
          </table:table-row>
          <table:table-row table:style-name="Table2.2">
            <table:table-cell table:style-name="Table2.A3" office:value-type="string">
              <text:p text:style-name="P2"><text:span text:style-name="T1">SOLICITAÇÃO DE RECONSIDERAÇÃO n⁰ (1, 2, 3...): </text:span><field:fieldmark-start text:name="Texto13" field:type="vnd.oasis.opendocument.field.FORMTEXT"/><text:span text:style-name="T1">1     </text:span><field:fieldmark-end/><text:span text:style-name="T1"> </text:span></text:p>
            </table:table-cell>
          </table:table-row>
        </table:table>
        <text:p text:style-name="P9">1- INDIQUE QUAIS DOCUMENTOS FORAM ACRESCENTADOS À PROPOSTA ATUAL</text:p>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15"/>
            </table:table-cell>
            <table:covered-table-cell/>
            <table:covered-table-cell/>
          </table:table-row>
          <table:table-row table:style-name="Table3.2">
            <table:table-cell table:style-name="Table3.A2" office:value-type="string">
              <text:p text:style-name="P5"><field:fieldmark text:name="__Fieldmark__82_2168122993" field:type="vnd.oasis.opendocument.field.FORMCHECKBOX"><field:param field:name="Checkbox_Checked" field:value="true"/></field:fieldmark><text:bookmark text:name="__Fieldmark__63_3892612216"/><text:bookmark text:name="__Fieldmark__97_2722525990"/><text:span text:style-name="T1"><text:s/>PROJETO DE PESQUISA REFORMULADO </text:span></text:p>
            </table:table-cell>
            <table:table-cell table:style-name="Table3.B2" office:value-type="string">
              <text:p text:style-name="P5"><field:fieldmark text:name="__Fieldmark__93_2168122993" field:type="vnd.oasis.opendocument.field.FORMCHECKBOX"/><text:bookmark text:name="__Fieldmark__71_3892612216"/><text:bookmark text:name="__Fieldmark__103_2722525990"/><text:span text:style-name="T1"><text:s/>SÚMULA CURRICULAR</text:span></text:p>
            </table:table-cell>
            <table:table-cell table:style-name="Table3.C2" office:value-type="string">
              <text:p text:style-name="P5"><field:fieldmark text:name="__Fieldmark__104_2168122993" field:type="vnd.oasis.opendocument.field.FORMCHECKBOX"/><text:bookmark text:name="__Fieldmark__79_3892612216"/><text:bookmark text:name="__Fieldmark__107_2722525990"/><text:span text:style-name="T1"><text:s/>HISTÓRICO ESCOLAR</text:span></text:p>
            </table:table-cell>
          </table:table-row>
          <table:table-row table:style-name="Table3.3">
            <table:table-cell table:style-name="Table3.A3" table:number-columns-spanned="3" office:value-type="string">
              <text:p text:style-name="P5"><field:fieldmark text:name="__Fieldmark__115_2168122993" field:type="vnd.oasis.opendocument.field.FORMCHECKBOX"/><text:bookmark text:name="__Fieldmark__112_2722525990"/><text:bookmark text:name="__Fieldmark__87_3892612216"/><text:span text:style-name="T1"><text:s/>OUTROS: (especifique) </text:span><field:fieldmark-start text:name="Texto14" field:type="vnd.oasis.opendocument.field.FORMTEXT"/><text:span text:style-name="T1">     </text:span><field:fieldmark-end/></text:p>
            </table:table-cell>
            <table:covered-table-cell/>
            <table:covered-table-cell/>
          </table:table-row>
        </table:table>
        <text:p text:style-name="P8">2- RESPONDA ABAIXO, PONTO A PONTO, CADA QUESTIONAMENTO LEVANTADO NOS PARECERES DE ASSESSORIA, INDICANDO A MODIFICAÇÃO CORRESPONDENTE NA PROPOSTA. </text:p>
        <text:p text:style-name="P12"><text:span text:style-name="T5">IMPORTANTE</text:span><text:span text:style-name="T2">: Se houver mudanças no projeto de pesquisa motivadas pelos pareceres de assessoria, <text:line-break/>elas deverão ser incorporadas e destacadas em um projeto de pesquisa reformulado, a ser submetido<text:line-break/>à FAPESP com esta solicitação de reconsideração. </text:span></text:p>
        <table:table table:name="Table4" table:style-name="Table4">
          <table:table-column table:style-name="Table4.A"/>
          <table:table-row table:style-name="Table4.1">
            <table:table-cell table:style-name="Table4.A1" office:value-type="string">
              <text:p text:style-name="P15"/>
            </table:table-cell>
          </table:table-row>
          <table:table-row table:style-name="Table4.2">
            <table:table-cell table:style-name="Table4.A2" office:value-type="string">
              <text:p text:style-name="P38"><field:fieldmark-start text:name="Bookmark" field:type="vnd.oasis.opendocument.field.UNHANDLED"><field:param field:name="vnd.oasis.opendocument.field.code" field:value="FORMTEXTQuestionamento 1:Em geral, a proposta tem como ponto alto a excelente adequação do orientador. Entretanto, o projeto está mal elaborado, com objetivos mal definidos e sem a indicação clara de hipótese ou pergunta científica a ser respondida com o uso do sistema de modelagem proposto. Também, a análise da súmula do candidato não permite concluir se o mesmo é capaz de produzir publicações científicas baseadas nos resultados de suas pesquisas.O projeto foi reformulado conforme destacado a seguir:Reescrita a seção Introdução. Nesta seção foi acrescentada a necessidade do desenvolvimento de um sistema de coleta de dados de baixo custo no ambiente antártico;Acrescentada a seção Motivação e Hipótese a fim de esclarecer ao assessor a questão científica a ser respondida pelo candidato;  Reescrita a seção Objetivos de forma mais clara a fim de esclarecer ao assessor a questão científica a ser respondida pelo candidato;Adicionada a subsubseção 4.3.2 Dispositivo de Baixo Custo para Coleta de Dados Atmosféricos (DBCCA);Adicionada as subsubseções 5.5.1 Simulação Preliminar e 5.1.2 Dados preliminares do DBCCDA;Atualizada a subseção 5.2 Resultados Esperados;Atualizada a seção 6 Plano de Trabalho e Cronograma de Execução. Quanto à súmula, o candidato possui um artigo aceito em veículo indexado e revisado por pares e duas publicações em veículos não indexados.Questionamento 2:A fundamentação científica é apropriada, embasada por um excelente levantamento bibliográfico. A metodologia é adequada e, se levada a contento, poderá fornecer uma ferramenta bastante útil no estudo de problemas na região Antártica. Fica, porém, a pergunta. Quanto desse trabalho será feito pelo aluno e quais as questões científicas que ele pretende responder utilizando os recursos em desenvolvimento no contexto do projeto ATMOS.Conforme explicitado no questionament anterior, foram adicionadas seções que auxiliam o assessor a verificar as questões científicas a serem respondidas pelo candidato.Questionamento 3:O assunto abordado é de grande importância e com certeza adequado para um programa de doutorado. Da forma como está, porém, não fica claro qual será a contribuição do aluno. Sem essa definição, é difícil avaliar se sua execução é viável no prazo previsto.O candidato já está realizando o andamento do projeto, através de sua participação em Operações Antárticas e seu background em modelagem numérica. Salienta-se uma viagem científica realizada pelo candidato em Junho de 2019 à Universidade do Alaska Fairbanks para receber instruções para utilizar o modelo de gelo marinho acoplado ao modelo oceânico.  Também, em Fevereiro de 2020 o candidato realizou testes com um dispositivo de baixo custo para coleta de dados atmosféricos a partir de sua participação na 38 Operação Antártica.Questionamento 4:Segundo sua súmua curricular, o candidato foi bolsista do Programa de Capacitação Institucional (CNPq) nosperíodos 2016-2018 e 2018-2019. Nesses quatro anos, porém, só foram produzidas três publicações técnicas, em veículos não indexados.     Uma, das três publicações produzidas pelo bolsista, foi publicada em veículo indexado.A referência abaixo, publicada no Anuário do Instituto de Geociência, foi revisada por pares e possui indexação ao Scopus, com ISSN 0101-9759 e CiteScore 0.34 de acordo com o site:  U. A. Sutil; L. P. Pezzi, R. C. M. Alves, A. B. Nunes. Ocean-Atmosphere Interactions in an Extratropical Cyclone in the Southwest Atlantic.  Anuário do Instituto de Geociências (UFRJ. Impresso), 42:525-535, doi: 10.11137/2019_1_525_535. Cit.: 3.Em geral, a proposta tem como ponto alto a excelente adequação do orientador. Entretanto, o projeto está malelaborado, com objetivos mal definidos e sem a indicação clara de hipótese ou pergunta científica a ser respondidacom o uso do sistema de modelagem proposto. Também, a análise da súmula do candidato não permite concluir se omesmo é capaz de produzir publicações científicas baseadas nos resultados de suas pesquisas.Em que pese a pertinência do tópico abordado, o documento apresentado como o Projeto de Tese não estáelaborado de forma clara. Falta um melhor detalhamento das hipóteses e objetivos científicos a serem alcançados pelotrabalho do aluno de Doutorado. Não consegui identificar precisamente qual será a contribuição do bolsista, na grandevariedade de modelos a serem implementados/utilizados.A fundamentação científica é apropriada, embasada por um excelente levantamento bibliográfico. A metodologia éadequada e, se levada a contento, poderá fornecer uma ferramenta bastante útil no estudo de problemas na regiãoAntártica. Fica, porém, a pergunta. Quanto desse trabalho será feito pelo aluno e quais as questões científicas que elepretende responder utilizando os recursos em desenvolvimento no contexto do projeto ATMOS.O assunto abordado é de grande importância e com certeza adequado para um programa de doutorado. Da formacomo está, porém, não fica claro qual será a contribuição do aluno. Sem essa definição, é difícil avaliar se suaexecução é viável no prazo previsto.Segundo sua súmua curricular, o candidato foi bolsista do Programa de Capacitação Institucional (CNPq) nosperíodos 2016-2018 e 2018-2019. Nesses quatro anos, porém, só foram produzidas três publicações técnicas, emveículos não indexados."/></field:fieldmark-start><text:span text:style-name="T21">Questionamento 1:</text:span></text:p>
              <text:p text:style-name="P33"><text:span text:style-name="T19">E</text:span>m geral, a proposta tem como ponto alto a excelente adequação do orientador. Entretanto, o projeto está mal elaborado, com objetivos mal definidos e sem a indicação clara de hipótese ou pergunta científica a ser respondida com o uso do sistema de modelagem proposto. Também, a análise da súmula do candidato não permite concluir se o mesmo é capaz de produzir publicações científicas baseadas nos resultados de suas pesquisas.</text:p>
              <text:p text:style-name="P33"/>
              <text:p text:style-name="P30">A fim de esclarecer o papel do candidato na execução do projeto proposto e clarificar a pergunta científica a ser responder, foram realizadas as seguintes modific<text:span text:style-name="T24">ões no projeto:</text:span></text:p>
              <text:list xml:id="list3201526404" text:style-name="L1">
                <text:list-item>
                  <text:p text:style-name="P25"><text:span text:style-name="T33">Reescrita a seção 1 Introdução. </text:span><text:span text:style-name="T34">Foi adicionada a necessidade em fomentar projetos que auxiliem na obtenção de dados </text:span><text:span text:style-name="T35">antárticos</text:span><text:span text:style-name="T34"> a partir de dispositivos de baixo custo;</text:span></text:p>
                </text:list-item>
                <text:list-item>
                  <text:p text:style-name="P21">Adicionada a seção 2 Motivação e Hipótese. <text:span text:style-name="T31">Pretende-se deixar evidente a pergunta científica a ser esclarecida pelo candidato.</text:span></text:p>
                </text:list-item>
                <text:list-item>
                  <text:p text:style-name="P22">Reescrita a seção 3 Objetivos. <text:span text:style-name="T31">Pretende-se deixar evidente a pergunta científica a ser esclarecida pelo candidato, bem como adicionar a proposta de criação de um dispositivo de baixo custo para coleta de dados atmosféricos.</text:span></text:p>
                </text:list-item>
                <text:list-item>
                  <text:p text:style-name="P23"><text:span text:style-name="T28">Adicionada a subsubseção 4.</text:span><text:span text:style-name="T30">3.2 </text:span><text:span text:style-name="T25">Dispositivo de Baixo Custo para Coleta de Dados Atmosf</text:span><text:span text:style-name="T26">ér</text:span><text:span text:style-name="T25">icos (DBCCDA</text:span><text:span text:style-name="T26">);</text:span></text:p>
                </text:list-item>
                <text:list-item>
                  <text:p text:style-name="P24">Adicionada as subsubseções 5.1.1 Simulação Preliminar e 5.1.2 Dados Preliminares do DBCCDA;</text:p>
                </text:list-item>
                <text:list-item>
                  <text:p text:style-name="P24">Adicionado o DBCCDA na subseção 5.2 Resultados Esperados;</text:p>
                </text:list-item>
                <text:list-item>
                  <text:p text:style-name="P24">Reorganizada a seção 6 Plano de Trabalho e Cronograma. </text:p>
                </text:list-item>
              </text:list>
              <text:p text:style-name="P40"/>
              <text:p text:style-name="P40">Quanto ao questionamento da súmula do candidato, a <text:span text:style-name="T16">referência abaixo, publicada em inglês no Anuário de Geociências da UFRJ possui indexação junto ao Scopus e possui </text:span><text:bookmark text:name="issn1"/><text:span text:style-name="T27">ISSN:0101-9759 </text:span><text:span text:style-name="T29">de acordo com o site </text:span><text:a xlink:type="simple" xlink:href="https://www.scopus.com/sourceid/12100155635?origin=sbrowse" text:style-name="Internet_20_link" text:visited-style-name="Visited_20_Internet_20_Link"><text:span text:style-name="T27">https://www.scopus.com/sourceid/12100155635?origin=sbrowse</text:span></text:a><text:span text:style-name="T16"> . </text:span></text:p>
              <text:p text:style-name="P28"/>
              <text:p text:style-name="P32"><text:span text:style-name="T15">Também está indexado ao Web of Science, conforme o link </text:span><text:a xlink:type="simple" xlink:href="https://mjl.clarivate.com:/search-results?issn=0101-9759&amp;hide_exact_match_fl=true&amp;utm_source=mjl&amp;utm_medium=share-by-link&amp;utm_campaign=search-results-share-this-journal" text:style-name="Internet_20_link" text:visited-style-name="Visited_20_Internet_20_Link">https://mjl.clarivate.com:/search-results?issn=0101-9759&amp;hide_exact_match_fl=true&amp;utm_source=mjl&amp;utm_medium=share-by-</text:a><text:soft-page-break/><text:a xlink:type="simple" xlink:href="https://mjl.clarivate.com:/search-results?issn=0101-9759&amp;hide_exact_match_fl=true&amp;utm_source=mjl&amp;utm_medium=share-by-link&amp;utm_campaign=search-results-share-this-journal" text:style-name="Internet_20_link" text:visited-style-name="Visited_20_Internet_20_Link">link&amp;utm_campaign=search-results-share-this-journal</text:a><text:span text:style-name="T15"> </text:span></text:p>
              <text:p text:style-name="P28"/>
              <text:p text:style-name="P41"><text:span text:style-name="T17">U. A. Sutil; L. P. Pezzi, R. C. M. Alves, A. B. Nunes. Ocean-Atmosphere Interactions in an Extratropical Cyclone in the Southwest Atlantic. <text:s/></text:span><text:span text:style-name="T18">Anuário do Instituto de Geociências (UFRJ. Impresso),</text:span><text:span text:style-name="T17"> 42:525-535, doi: </text:span><text:span text:style-name="T14">10.11137/2019_1_525_535. </text:span><text:span text:style-name="T18">Cit.: 3.</text:span></text:p>
              <text:p text:style-name="P34"/>
              <text:p text:style-name="P36">Questionamente 2:</text:p>
              <text:p text:style-name="P35">Em que pese a pertinência do tópico abordado, o documento apresentado como o Projeto de Tese não está</text:p>
              <text:p text:style-name="P34">elaborado de forma clara. Falta um melhor detalhamento das hipóteses e objetivos científicos a serem alcançados pelo trabalho do aluno de Doutorado. Não consegui identificar precisamente qual será a contribuição do bolsista, na grande variedade de modelos a serem implementados/utilizados.</text:p>
              <text:p text:style-name="P34"/>
              <text:p text:style-name="P37">Foi detalhada de forma mais clara as hipóteses e objetivos a serem atingidos pela proposta, conforme escrito o Questionamento 1. </text:p>
              <text:p text:style-name="P34"/>
              <text:p text:style-name="P36">Questionamento <text:span text:style-name="T36">3</text:span>:</text:p>
              <text:p text:style-name="P35">O assunto abordado é de grande importância e com certeza adequado para um programa de doutorado. Da forma como está, porém, não fica claro qual será a contribuição do aluno. Sem essa definição, é difícil avaliar se sua execução é viável no prazo previsto.</text:p>
              <text:p text:style-name="P35"/>
              <text:p text:style-name="P37">Conforme resposta ao questionamento 1, foram realizadas modificações no corpo do projeto a fim de atender ao questionamento do assessor sobre a contribuição do candidato.</text:p>
              <text:p text:style-name="P35"/>
              <text:p text:style-name="P36">Questionamento <text:span text:style-name="T36">4</text:span>:</text:p>
              <text:p text:style-name="P35">Segundo sua súmua curricular, o candidato foi bolsista do Programa de Capacitação Institucional (CNPq) nos</text:p>
              <text:p text:style-name="P34">períodos 2016-2018 e 2018-2019. Nesses quatro anos, porém, só foram produzidas três publicações técnicas, em veículos não indexados.</text:p>
              <text:p text:style-name="P29"><text:s/><text:span text:style-name="T32">Das três publicações do candidato, uma é produzida em veículo indexado.</text:span></text:p>
              <text:p text:style-name="P31"><text:span text:style-name="T14">A referência abaixo, publicada em inglês no Anuário de Geociências da UFRJ possui indexação junto ao Scopus e possui </text:span><text:bookmark text:name="issn"/>ISSN:0101-9759 <text:span text:style-name="T23">de acordo com o site </text:span><text:a xlink:type="simple" xlink:href="https://www.scopus.com/sourceid/12100155635?origin=sbrowse" text:style-name="Internet_20_link" text:visited-style-name="Visited_20_Internet_20_Link">https://www.scopus.com/sourceid/12100155635?origin=sbrowse</text:a><text:span text:style-name="T14"> . </text:span></text:p>
              <text:p text:style-name="P26"/>
              <text:p text:style-name="P31"><text:span text:style-name="T15">Também está indexado ao Web of Science, conforme o link </text:span><text:a xlink:type="simple" xlink:href="https://mjl.clarivate.com:/search-results?issn=0101-9759&amp;hide_exact_match_fl=true&amp;utm_source=mjl&amp;utm_medium=share-by-link&amp;utm_campaign=search-results-share-this-journal" text:style-name="Internet_20_link" text:visited-style-name="Visited_20_Internet_20_Link">https://mjl.clarivate.com:/search-results?issn=0101-9759&amp;hide_exact_match_fl=true&amp;utm_source=mjl&amp;utm_medium=share-by-link&amp;utm_campaign=search-results-share-this-journal</text:a><text:span text:style-name="T15"> </text:span></text:p>
              <text:p text:style-name="P27"/>
              <text:p text:style-name="P42"><text:span text:style-name="T8">U. A. Sutil; L. P. Pezzi, R. C. M. Alves, A. B. Nunes. Ocean-Atmosphere Interactions in an Extratropical Cyclone in the Southwest Atlantic. <text:s/></text:span><text:span text:style-name="T9">Anuário do Instituto de Geociências (UFRJ. Impresso),</text:span><text:span text:style-name="T8"> 42:525-535, doi: </text:span><text:span text:style-name="T7">10.11137/2019_1_525_535. </text:span><text:span text:style-name="T9">Cit.: 3.</text:span></text:p>
              <text:p text:style-name="P39"><field:fieldmark-end/></text:p>
            </table:table-cell>
          </table:table-row>
        </table:table>
        <text:p text:style-name="P7"/>
        <text:p text:style-name="P10"><text:line-break/>3- ACRESCENTE COMENTÁRIOS QUE CONSIDERE IMPORTANTES PARA A ANÁLISE DA RECONSIDERAÇÃO </text:p>
        <text:p text:style-name="P13">(É oportuno lembrar que, caso, por qualquer razão, entenda-se ser necessário e cabível contestar a qualidade do parecer de assessoria ou a própria adequação da assessoria, isso deverá ser feito em carta à parte, dirigida ao Diretor Científico, justificando a solicitação de que seja ouvido novo assessor)</text:p>
        <table:table table:name="Table5" table:style-name="Table5">
          <table:table-column table:style-name="Table5.A"/>
          <table:table-row table:style-name="Table5.1">
            <table:table-cell table:style-name="Table5.A1" office:value-type="string">
              <text:p text:style-name="P15"/>
            </table:table-cell>
          </table:table-row>
          <text:soft-page-break/>
          <table:table-row table:style-name="Table5.2">
            <table:table-cell table:style-name="Table5.A2" office:value-type="string">
              <text:p text:style-name="P2"><field:fieldmark-start text:name="Texto16" field:type="vnd.oasis.opendocument.field.FORMTEXT"/><field:fieldmark-end/></text:p>
            </table:table-cell>
          </table:table-row>
        </table:table>
        <text:p text:style-name="P18"/>
        <text:p text:style-name="P11">4- LOCAL, DATA E ASSINATURA </text:p>
        <table:table table:name="Table6" table:style-name="Table6">
          <table:table-column table:style-name="Table6.A"/>
          <table:table-row table:style-name="Table6.1">
            <table:table-cell table:style-name="Table6.A1" office:value-type="string">
              <text:p text:style-name="P16"/>
            </table:table-cell>
          </table:table-row>
          <table:table-row table:style-name="Table6.2">
            <table:table-cell table:style-name="Table6.A2" office:value-type="string">
              <text:p text:style-name="P19">BENEFICIÁRIO</text:p>
            </table:table-cell>
          </table:table-row>
          <table:table-row table:style-name="Table6.3">
            <table:table-cell table:style-name="Table6.A3" office:value-type="string">
              <text:h text:style-name="P4" text:outline-level="6"><field:fieldmark-start text:name="Texto17" field:type="vnd.oasis.opendocument.field.FORMTEXT"/>Ueslei Adriano Sutil<text:span text:style-name="T6">     </text:span><field:fieldmark-end/></text:h>
            </table:table-cell>
          </table:table-row>
          <table:table-row table:style-name="Table6.2">
            <table:table-cell table:style-name="Table6.A2" office:value-type="string">
              <text:p text:style-name="P19">ORIENTADOR/SUPERVISOR (QUANDO FOR O CASO)</text:p>
            </table:table-cell>
          </table:table-row>
          <table:table-row table:style-name="Table6.3">
            <table:table-cell table:style-name="Table6.A3" office:value-type="string">
              <text:h text:style-name="P4" text:outline-level="6"><field:fieldmark-start text:name="Texto18" field:type="vnd.oasis.opendocument.field.FORMTEXT"/>Luciano Ponzi Pezzi<text:span text:style-name="T6">     </text:span><field:fieldmark-end/></text:h>
            </table:table-cell>
          </table:table-row>
          <table:table-row table:style-name="Table6.1">
            <table:table-cell table:style-name="Table6.A6" office:value-type="string">
              <text:h text:style-name="P4" text:outline-level="6"><field:fieldmark-start text:name="Texto19" field:type="vnd.oasis.opendocument.field.FORMTEXT"/><text:span text:style-name="T10">     </text:span><field:fieldmark-end/></text:h>
            </table:table-cell>
          </table:table-row>
        </table:table>
        <text:p text:style-name="P20">FAPESP, AGOSTO DE 2014</text:p>
        <text:p text:style-name="P6"/>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1" svg:font-family="OpenSymbol" style:font-charset="x-symbol"/>
    <style:font-face style:name="Calibri1" svg:font-family="Calibri"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pt" fo:country="BR" style:letter-kerning="false" style:font-name-asian="Calibri2"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1pt" fo:language="pt" fo:country="BR" style:letter-kerning="false" style:font-name-asian="Calibri2" style:font-size-asian="10pt" style:language-asian="pt" style:country-asian="BR"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pt" fo:country="BR" style:letter-kerning="false" style:font-name-asian="Calibri2"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weight-complex="bold"/>
    </style:style>
    <style:style style:name="Heading_20_6" style:display-name="Heading 6" style:family="paragraph" style:parent-style-name="Standard" style:next-style-name="Standard" style:default-outline-level="6" style:list-style-name="" style:class="text">
      <style:paragraph-properties fo:margin-top="0cm" fo:margin-bottom="0cm" loext:contextual-spacing="false" fo:line-height="0.423cm" fo:keep-with-next="always"/>
      <style:text-properties style:font-name="Arial" fo:font-family="Arial" style:font-family-generic="roman" style:font-pitch="variable" fo:font-size="8pt" fo:font-weight="bold" style:font-name-asian="Times New Roman1" style:font-family-asian="'Times New Roman'" style:font-family-generic-asian="system" style:font-pitch-asian="variable" style:font-size-asian="8pt" style:language-asian="pt" style:country-asian="BR" style:font-weight-asian="bold" style:font-size-complex="10pt"/>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0.423cm" fo:keep-with-next="always"/>
      <style:text-properties fo:font-variant="small-caps" style:font-name="Arial" fo:font-family="Arial" style:font-family-generic="roman" style:font-pitch="variable" fo:font-size="9pt" fo:font-weight="bold" style:font-name-asian="Times New Roman1" style:font-family-asian="'Times New Roman'" style:font-family-generic-asian="system" style:font-pitch-asian="variable" style:font-size-asian="9pt" style:language-asian="pt" style:country-asian="BR" style:font-weight-asian="bold" style:font-size-complex="10pt"/>
    </style:style>
    <style:style style:name="Heading_20_9" style:display-name="Heading 9" style:family="paragraph" style:parent-style-name="Standard" style:next-style-name="Standard" style:default-outline-level="9" style:list-style-name="" style:class="text">
      <style:paragraph-properties fo:margin-top="0cm" fo:margin-bottom="0cm" loext:contextual-spacing="false" fo:line-height="0.423cm" fo:keep-with-next="always"/>
      <style:text-properties fo:font-variant="small-caps" fo:color="#000000" style:font-name="Century Gothic" fo:font-family="'Century Gothic'" style:font-family-generic="roman" style:font-pitch="variable" fo:font-size="9pt" fo:font-weight="bold" style:font-name-asian="Times New Roman1" style:font-family-asian="'Times New Roman'" style:font-family-generic-asian="system" style:font-pitch-asian="variable" style:font-size-asian="9pt" style:language-asian="pt" style:country-asian="BR" style:font-weight-asian="bold"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annotation_20_text" style:display-name="annotation text" style:family="paragraph" style:parent-style-name="Standard" style:default-outline-level="">
      <style:paragraph-properties fo:margin-top="0cm" fo:margin-bottom="0cm" loext:contextual-spacing="false" fo:line-height="100%"/>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pt" style:country-asian="BR"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ítulo_20_6_20_Char" style:display-name="Título 6 Char" style:family="text" style:parent-style-name="Default_20_Paragraph_20_Font">
      <style:text-properties style:font-name="Arial" fo:font-family="Arial" style:font-family-generic="roman" style:font-pitch="variable" fo:font-size="8pt" fo:font-weight="bold" style:font-name-asian="Times New Roman1" style:font-family-asian="'Times New Roman'" style:font-family-generic-asian="system" style:font-pitch-asian="variable" style:font-size-asian="8pt" style:language-asian="pt" style:country-asian="BR" style:font-weight-asian="bold" style:font-name-complex="Times New Roman1" style:font-family-complex="'Times New Roman'" style:font-family-generic-complex="system" style:font-pitch-complex="variable" style:font-size-complex="10pt"/>
    </style:style>
    <style:style style:name="Título_20_8_20_Char" style:display-name="Título 8 Char" style:family="text" style:parent-style-name="Default_20_Paragraph_20_Font">
      <style:text-properties fo:font-variant="small-caps" style:font-name="Arial" fo:font-family="Arial" style:font-family-generic="roman" style:font-pitch="variable" fo:font-size="9pt" fo:font-weight="bold" style:font-name-asian="Times New Roman1" style:font-family-asian="'Times New Roman'" style:font-family-generic-asian="system" style:font-pitch-asian="variable" style:font-size-asian="9pt" style:language-asian="pt" style:country-asian="BR" style:font-weight-asian="bold" style:font-name-complex="Times New Roman1" style:font-family-complex="'Times New Roman'" style:font-family-generic-complex="system" style:font-pitch-complex="variable" style:font-size-complex="10pt"/>
    </style:style>
    <style:style style:name="Título_20_9_20_Char" style:display-name="Título 9 Char" style:family="text" style:parent-style-name="Default_20_Paragraph_20_Font">
      <style:text-properties fo:font-variant="small-caps" fo:color="#000000" style:font-name="Century Gothic" fo:font-family="'Century Gothic'" style:font-family-generic="roman" style:font-pitch="variable" fo:font-size="9pt" fo:font-weight="bold" style:font-name-asian="Times New Roman1" style:font-family-asian="'Times New Roman'" style:font-family-generic-asian="system" style:font-pitch-asian="variable" style:font-size-asian="9pt" style:language-asian="pt" style:country-asian="BR" style:font-weight-asian="bold" style:font-name-complex="Times New Roman1" style:font-family-complex="'Times New Roman'" style:font-family-generic-complex="system" style:font-pitch-complex="variable"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xto_20_de_20_comentário_20_Char" style:display-name="Texto de comentário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Times New Roman1" style:font-family-complex="'Times New Roman'" style:font-family-generic-complex="system" style:font-pitch-complex="variable" style:font-size-complex="10pt"/>
    </style:style>
    <style:style style:name="Título_20_3_20_Char" style:display-name="Título 3 Char"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Placeholder_20_Text" style:display-name="Placeholder Text" style:family="text" style:parent-style-name="Default_20_Paragraph_20_Font">
      <style:text-properties fo:color="#808080"/>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01cm" fo:margin-bottom="1.401cm" fo:margin-left="2cm" fo:margin-right="0.99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5-08-21T12:04:00</meta:creation-date>
    <meta:initial-creator>Marcelo Ferreira</meta:initial-creator>
    <dc:language>pt-BR</dc:language>
    <meta:print-date>2013-06-20T15:04:00</meta:print-date>
    <dc:date>2020-04-20T15:39:03.983668801</dc:date>
    <meta:editing-cycles>17</meta:editing-cycles>
    <meta:editing-duration>PT44M46S</meta:editing-duration>
    <meta:generator>LibreOffice/6.4.2.2$Linux_X86_64 LibreOffice_project/40$Build-2</meta:generator>
    <meta:document-statistic meta:table-count="6" meta:image-count="1" meta:object-count="0" meta:page-count="3" meta:paragraph-count="51" meta:word-count="802" meta:character-count="5595" meta:non-whitespace-character-count="4821"/>
    <meta:user-defined meta:name="AppVersion">15.0000</meta:user-defined>
    <meta:user-defined meta:name="Company">FAPES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